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7.9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fo:font-size="10pt" style:font-size-asian="10pt" style:font-size-complex="10pt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Pin Status Broadcast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Id 29 bit max</text:p>
          </table:table-cell>
          <table:table-cell table:formula="of:=SUM([.B3:.B9])" office:value-type="float" office:value="29" calcext:value-type="float">
            <text:p>29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roadcast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4">
            <text:p>pin status (16 possible flags)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Default"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6"/>
          <table:table-cell office:value-type="string" calcext:value-type="string">
            <text:p>over current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Default"/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module address</text:p>
          </table:table-cell>
          <table:table-cell table:number-columns-repeated="2"/>
          <table:table-cell table:style-name="ce1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node group index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Data 64 bit max</text:p>
          </table:table-cell>
          <table:table-cell table:formula="of:=SUM([.B12:.B14])" office:value-type="float" office:value="64" calcext:value-type="float">
            <text:p>64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pin current (uint16 * 100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in voltage (uint16 * 100)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pin value (float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Id 29 bit max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n broadcast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mand (16 options)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hange mode (normal, stopped, programming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quest status (pin status if pin != 0xFFFF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end back statu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write program star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write program chun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ad program reques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ad program chunk send back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module address</text:p>
          </table:table-cell>
          <table:table-cell office:value-type="string" calcext:value-type="string">
            <text:p>0xFF is to all modul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node group index</text:p>
          </table:table-cell>
          <table:table-cell office:value-type="string" calcext:value-type="string">
            <text:p>0xFFFF is module comman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Data 64 bit max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Depends on the comma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01:57.613610296</meta:creation-date>
    <meta:editing-duration>PT1H7M34S</meta:editing-duration>
    <meta:editing-cycles>7</meta:editing-cycles>
    <meta:generator>LibreOffice/7.5.2.2$Windows_X86_64 LibreOffice_project/53bb9681a964705cf672590721dbc85eb4d0c3a2</meta:generator>
    <dc:date>2023-05-02T16:59:08.926000000</dc:date>
    <meta:document-statistic meta:table-count="1" meta:cell-count="46" meta:object-count="0"/>
  </office:meta>
</office:document-meta>
</file>